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rial" svg:font-family="Arrial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ca66"/>
    </style:style>
    <style:style style:name="P2" style:family="paragraph" style:parent-style-name="Text_20_body" style:list-style-name="L2"/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362adc"/>
    </style:style>
    <style:style style:name="P4" style:family="paragraph" style:parent-style-name="Preformatted_20_Text">
      <style:text-properties fo:color="#0000cc" fo:font-weight="bold" officeooo:paragraph-rsid="0011ca66"/>
    </style:style>
    <style:style style:name="P5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pt" fo:country="PT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cc" fo:font-weight="bold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Times New Roman" fo:font-size="12pt" fo:font-weight="normal" officeooo:rsid="001cc891" officeooo:paragraph-rsid="0020aefc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Times New Roman" fo:font-size="12pt" fo:font-weight="normal" officeooo:rsid="001cc891" officeooo:paragraph-rsid="0034b269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28dfb"/>
    </style:style>
    <style:style style:name="P1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29766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cc" fo:font-weight="bold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cc" fo:font-weight="bold" officeooo:paragraph-rsid="0034b269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4b269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62adc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362adc" officeooo:paragraph-rsid="00362adc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b6e0b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c8870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ff74f"/>
    </style:style>
    <style:style style:name="T1" style:family="text">
      <style:text-properties officeooo:rsid="001ccd9e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size="12pt" fo:font-weight="normal" officeooo:rsid="001cc891" style:font-size-asian="12pt" style:font-weight-asian="normal" style:font-size-complex="12pt" style:font-weight-complex="normal"/>
    </style:style>
    <style:style style:name="T4" style:family="text">
      <style:text-properties fo:color="#000000" style:font-name="Times New Roman" fo:font-size="12pt" fo:font-weight="normal" officeooo:rsid="001d7d59" style:font-size-asian="12pt" style:font-weight-asian="normal" style:font-size-complex="12pt" style:font-weight-complex="normal"/>
    </style:style>
    <style:style style:name="T5" style:family="text">
      <style:text-properties fo:color="#000000" style:font-name="Times New Roman" fo:font-size="12pt" fo:font-weight="normal" officeooo:rsid="00273f5f" style:font-size-asian="12pt" style:font-weight-asian="normal" style:font-size-complex="12pt" style:font-weight-complex="normal"/>
    </style:style>
    <style:style style:name="T6" style:family="text">
      <style:text-properties fo:color="#000000" style:font-name="Times New Roman" fo:font-size="12pt" fo:font-weight="normal" officeooo:rsid="0024bc42" style:font-size-asian="12pt" style:font-weight-asian="normal" style:font-size-complex="12pt" style:font-weight-complex="normal"/>
    </style:style>
    <style:style style:name="T7" style:family="text">
      <style:text-properties fo:color="#000000" style:font-name="Times New Roman" fo:font-size="12pt" fo:font-weight="normal" officeooo:rsid="00328dfb" style:font-size-asian="12pt" style:font-weight-asian="normal" style:font-size-complex="12pt" style:font-weight-complex="normal"/>
    </style:style>
    <style:style style:name="T8" style:family="text">
      <style:text-properties fo:color="#000000" style:font-name="Times New Roman" fo:font-size="12pt" fo:font-weight="normal" officeooo:rsid="003483e2" style:font-size-asian="12pt" style:font-weight-asian="normal" style:font-size-complex="12pt" style:font-weight-complex="normal"/>
    </style:style>
    <style:style style:name="T9" style:family="text">
      <style:text-properties fo:color="#000000" style:font-name="Times New Roman" fo:font-size="12pt" fo:font-weight="normal" officeooo:rsid="00362adc" style:font-size-asian="12pt" style:font-weight-asian="normal" style:font-size-complex="12pt" style:font-weight-complex="normal"/>
    </style:style>
    <style:style style:name="T10" style:family="text">
      <style:text-properties fo:color="#000000" officeooo:rsid="00394291"/>
    </style:style>
    <style:style style:name="T11" style:family="text">
      <style:text-properties fo:color="#000000" officeooo:rsid="003ad1e9"/>
    </style:style>
    <style:style style:name="T12" style:family="text">
      <style:text-properties fo:color="#000000" officeooo:rsid="003b6e0b"/>
    </style:style>
    <style:style style:name="T13" style:family="text">
      <style:text-properties fo:color="#000000" officeooo:rsid="003c8870"/>
    </style:style>
    <style:style style:name="T14" style:family="text">
      <style:text-properties fo:color="#000000" officeooo:rsid="003e6714"/>
    </style:style>
    <style:style style:name="T15" style:family="text">
      <style:text-properties fo:color="#000000" officeooo:rsid="003ff74f"/>
    </style:style>
    <style:style style:name="T16" style:family="text">
      <style:text-properties fo:color="#800000"/>
    </style:style>
    <style:style style:name="T17" style:family="text">
      <style:text-properties fo:color="#800000" style:font-name="Times New Roman" fo:font-size="12pt" fo:font-weight="normal" officeooo:rsid="001cc891" style:font-size-asian="12pt" style:font-weight-asian="normal" style:font-size-complex="12pt" style:font-weight-complex="normal"/>
    </style:style>
    <style:style style:name="T18" style:family="text">
      <style:text-properties fo:color="#800000" style:font-name="Times New Roman" fo:font-size="12pt" fo:font-weight="normal" officeooo:rsid="002c28dd" style:font-size-asian="12pt" style:font-weight-asian="normal" style:font-size-complex="12pt" style:font-weight-complex="normal"/>
    </style:style>
    <style:style style:name="T19" style:family="text">
      <style:text-properties fo:color="#800000" style:font-name="Times New Roman" fo:font-size="12pt" fo:font-weight="normal" officeooo:rsid="0037cb8c" style:font-size-asian="12pt" style:font-weight-asian="normal" style:font-size-complex="12pt" style:font-weight-complex="normal"/>
    </style:style>
    <style:style style:name="T20" style:family="text">
      <style:text-properties fo:color="#0000cc"/>
    </style:style>
    <style:style style:name="T21" style:family="text">
      <style:text-properties fo:color="#606060" style:font-name="Times New Roman" fo:font-size="12pt" fo:font-weight="normal" officeooo:rsid="001cc891" style:font-size-asian="12pt" style:font-weight-asian="normal" style:font-size-complex="12pt" style:font-weight-complex="normal"/>
    </style:style>
    <style:style style:name="T22" style:family="text">
      <style:text-properties fo:color="#606060" style:font-name="Times New Roman" fo:font-size="12pt" fo:font-weight="normal" officeooo:rsid="002a5696" style:font-size-asian="12pt" style:font-weight-asian="normal" style:font-size-complex="12pt" style:font-weight-complex="normal"/>
    </style:style>
    <style:style style:name="T23" style:family="text">
      <style:text-properties fo:color="#606060" style:font-name="Times New Roman" fo:font-size="12pt" fo:font-weight="normal" officeooo:rsid="002c28dd" style:font-size-asian="12pt" style:font-weight-asian="normal" style:font-size-complex="12pt" style:font-weight-complex="normal"/>
    </style:style>
    <style:style style:name="T24" style:family="text">
      <style:text-properties fo:color="#606060" style:font-name="Times New Roman" fo:font-size="12pt" fo:font-weight="normal" officeooo:rsid="002ea0f9" style:font-size-asian="12pt" style:font-weight-asian="normal" style:font-size-complex="12pt" style:font-weight-complex="normal"/>
    </style:style>
    <style:style style:name="T25" style:family="text">
      <style:text-properties fo:color="#606060" style:font-name="Times New Roman" fo:font-size="12pt" fo:font-weight="normal" officeooo:rsid="002fdf6b" style:font-size-asian="12pt" style:font-weight-asian="normal" style:font-size-complex="12pt" style:font-weight-complex="normal"/>
    </style:style>
    <style:style style:name="T26" style:family="text">
      <style:text-properties fo:color="#606060" style:font-name="Times New Roman" fo:font-size="12pt" fo:language="pt" fo:country="PT" fo:font-weight="normal" officeooo:rsid="002fdf6b" style:font-size-asian="12pt" style:font-weight-asian="normal" style:font-size-complex="12pt" style:font-weight-complex="normal"/>
    </style:style>
    <style:style style:name="T27" style:family="text">
      <style:text-properties fo:color="#606060" style:font-name="Times New Roman" fo:font-size="12pt" fo:language="pt" fo:country="PT" fo:font-weight="normal" officeooo:rsid="00309150" style:font-size-asian="12pt" style:font-weight-asian="normal" style:font-size-complex="12pt" style:font-weight-complex="normal"/>
    </style:style>
    <style:style style:name="T28" style:family="text">
      <style:text-properties fo:language="pt" fo:country="PT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\section{Coleta de dados}</text:p>
      <text:p text:style-name="P6">\label{sec:coleta}</text:p>
      <text:p text:style-name="P7"><text:tab/>A primeira etapa é a coleta de dados. Esta etapa abrange a seleção de documentos que iram constituir <text:span text:style-name="T1">os corpora, essencial para outras etapas. Podemos destacar a relevância que os documentos devem ter com o segmento do conhecimento a ser extraído, a seleção irrelevantes de documentos pode comprometer a proposta desta dissertação. Os corpora serão utilizados </text:span>para criação do <text:span text:style-name="T16">\acr</text:span>{DEPPARSER}, do <text:span text:style-name="T16">\acr</text:span>{POSTAGGER} e do <text:span text:style-name="T16">\acr</text:span>{REN}.</text:p>
      <text:p text:style-name="P9"><text:span text:style-name="T3"><text:tab/></text:span><text:span text:style-name="T4">Sobre a fonte dos documentos, utilizaremos o projeto \</text:span><text:span text:style-name="T17">textit</text:span><text:span text:style-name="T3">{UniversalDependencies}, mais precisamente o corpus em português do Brasil denominado </text:span><text:span text:style-name="T17">\textit</text:span><text:span text:style-name="T3">{UD</text:span><text:span text:style-name="T17">\_Portuguese-GSD</text:span><text:span text:style-name="T3">} </text:span><text:span text:style-name="T5">nas versões $2.0$ </text:span><text:span text:style-name="T9">utilizada no início deste trabalho</text:span><text:span text:style-name="T5"> e $2.3$ </text:span><text:span text:style-name="T9">versão mais recente </text:span><text:span text:style-name="T5"><text:s/></text:span><text:span text:style-name="T17">\cite</text:span><text:span text:style-name="T19">p</text:span><text:span text:style-name="T3">{bosco2013converting,de2006generating,mcdonald2013universal,haverinen2014building} para </text:span><text:span text:style-name="T17">\acr</text:span><text:span text:style-name="T3">{DEPPARSER} e para o </text:span><text:span text:style-name="T17">\acr</text:span><text:span text:style-name="T3">{POSTAGGER}. <text:tab/>Para o </text:span><text:span text:style-name="T17">\acr</text:span><text:span text:style-name="T3">{REN} </text:span><text:span text:style-name="T6">adotaremos dados coletados com a $API$ do \textit{Twitter} e </text:span><text:span text:style-name="T21">o recurso de dicionários toponímicos \footnote{Onomástica é a área da linguística responsável pelo estudo das toponímia que é o estudo nomes próprios de localidades(Ex: lagos, mares, rios, relevo, cidades, Estados, Países, coordenadas geográficas, etc)} do inglês \textit{gazette}, são </text:span><text:span text:style-name="T22">conjuntos de dados,</text:span><text:span text:style-name="T3"> lista </text:span><text:span text:style-name="T7">simples</text:span><text:span text:style-name="T3"> de medicamentos, substâncias ativas e efeitos adversos, </text:span><text:span text:style-name="T22">criados </text:span><text:span text:style-name="T23">com bas</text:span><text:span text:style-name="T24">e em uma pesquisa manual nos principais laboratórios farmacêuticos, site da \acr</text:span><text:span text:style-name="T25">{</text:span><text:span text:style-name="T24">ANVISA}, <text:s/></text:span><text:span text:style-name="T25">no site da \textit{</text:span><text:span text:style-name="T26">Agência Europeia de Medicamentos Ciência Medicamentos Saúde}\footnote{European Medicines Agency Science Medicines Health - </text:span><text:span text:style-name="T27">\ur{European Medicines Agency Science Medicines Health}</text:span><text:span text:style-name="T26">}</text:span><text:span text:style-name="T24"> e <text:s/></text:span><text:span text:style-name="T23"><text:s/></text:span><text:span text:style-name="T18">textcolor</text:span><text:span text:style-name="T23">{Blue}{Nosso artigo no Bresci Uma analise sobre as bulas de medicamentos no Brasil, não sei como citar}.</text:span></text:p>
      <text:p text:style-name="P10"><text:span text:style-name="T3"><text:s/></text:span><text:span text:style-name="T17">\textit</text:span><text:span text:style-name="T3">{UD</text:span><text:span text:style-name="T17">\_Portuguese-GSD</text:span><text:span text:style-name="T3">} </text:span><text:span text:style-name="T5">nas versões $2.0$ <text:s/>e $2.3$ <text:s/>são comuns as seguintes </text:span><text:span text:style-name="T8">características</text:span><text:span text:style-name="T2"> do teor do conjunto de dados:</text:span></text:p>
      <text:p text:style-name="P11"><text:span text:style-name="T2"><text:s text:c="8"/></text:span><text:span text:style-name="T20">\begin</text:span><text:span text:style-name="T2">{itemize}</text:span></text:p>
      <text:p text:style-name="P11"><text:span text:style-name="T2"><text:s text:c="16"/></text:span><text:span text:style-name="T16">\item</text:span><text:span text:style-name="T2">{12.078 Sentenças;}</text:span></text:p>
      <text:p text:style-name="P11"><text:span text:style-name="T2"><text:s text:c="16"/></text:span><text:span text:style-name="T16">\item</text:span><text:span text:style-name="T2">{29.7478 Tokens;}</text:span></text:p>
      <text:p text:style-name="P11"><text:span text:style-name="T2"><text:s text:c="16"/></text:span><text:span text:style-name="T16">\item</text:span><text:span text:style-name="T2">{319.380 Anotações Sintáticas;}</text:span></text:p>
      <text:p text:style-name="P11"><text:span text:style-name="T2"><text:s text:c="16"/></text:span><text:span text:style-name="T16">\item</text:span><text:span text:style-name="T2">{Não contém palavras com espaças em branco;}</text:span></text:p>
      <text:p text:style-name="P11"><text:span text:style-name="T2"><text:s text:c="16"/></text:span><text:span text:style-name="T16">\item</text:span><text:span text:style-name="T2">{Contém 36 Verbos de Ligação lematizados;} <text:s text:c="13"/></text:span></text:p>
      <text:p text:style-name="P11"><text:span text:style-name="T2"><text:s text:c="16"/></text:span><text:span text:style-name="T16">\item</text:span><text:span text:style-name="T2">{Contém 36 Verbos Auxiliares lematizados;} <text:s text:c="29"/></text:span></text:p>
      <text:p text:style-name="P11"><text:span text:style-name="T2"><text:s text:c="16"/></text:span><text:span text:style-name="T16">\item</text:span><text:span text:style-name="T2">{Contém 74 Palavras do tipo partículas morfológicas;} <text:s text:c="13"/></text:span></text:p>
      <text:p text:style-name="P11"><text:span text:style-name="T2"><text:s text:c="16"/></text:span><text:span text:style-name="T16">\item</text:span><text:span text:style-name="T2">{Contém 17 Possibilidades morfológicas.} <text:s text:c="14"/></text:span></text:p>
      <text:p text:style-name="P11"><text:span text:style-name="T2"><text:s text:c="8"/></text:span><text:span text:style-name="T20">\end</text:span><text:span text:style-name="T2">{itemize} <text:s text:c="2"/></text:span></text:p>
      <text:p text:style-name="P11"><text:span text:style-name="T2"/></text:p>
      <text:p text:style-name="P16"><text:span text:style-name="T2">As diferenças consistem </text:span></text:p>
      <text:p text:style-name="P11"><text:span text:style-name="T2"/></text:p>
      <text:p text:style-name="P15"><text:span text:style-name="T2"><text:s text:c="8"/></text:span><text:span text:style-name="T20">\begin</text:span><text:span text:style-name="T2">{itemize}</text:span></text:p>
      <text:p text:style-name="P17"><text:span text:style-name="T2"><text:s text:c="16"/></text:span><text:span text:style-name="T16">\item</text:span><text:span text:style-name="T2">{</text:span><text:span text:style-name="T10">Presença de Lemmas </text:span><text:span text:style-name="T11">do projeto MorphoBr </text:span><text:span text:style-name="T12">\footnote{MorphoBr - </text:span><text:bookmark text:name="tw-target-text"/><text:span text:style-name="T28">recursos para análise morfológica do Português</text:span><text:span text:style-name="T12"> - </text:span><text:span text:style-name="T11">\url{</text:span><text:a xlink:type="simple" xlink:href="https://github.com/LFG-PTBR/MorphoBr" text:style-name="Internet_20_link" text:visited-style-name="Visited_20_Internet_20_Link">https://github.com/LFG-PTBR/MorphoBr</text:a><text:span text:style-name="T11">}</text:span><text:span text:style-name="T12">}</text:span><text:span text:style-name="T10">;</text:span><text:span text:style-name="T2">}</text:span></text:p>
      <text:p text:style-name="P18"><text:span text:style-name="T2"><text:s text:c="16"/></text:span><text:span text:style-name="T16">\item</text:span><text:span text:style-name="T2">{</text:span><text:span text:style-name="T14">Anotação</text:span><text:span text:style-name="T13"> d</text:span><text:span text:style-name="T14">os</text:span><text:span text:style-name="T13"> verbos auxiliares</text:span><text:span text:style-name="T2">;}</text:span></text:p>
      <text:p text:style-name="P19"><text:span text:style-name="T2"><text:s text:c="16"/></text:span><text:span text:style-name="T16">\item</text:span><text:span text:style-name="T2">{</text:span><text:span text:style-name="T15">Corrigido anotação \textit{XPOS}</text:span><text:span text:style-name="T2">;}</text:span></text:p>
      <text:p text:style-name="P19"><text:span text:style-name="T2"><text:s text:c="16"/></text:span><text:span text:style-name="T16">\item</text:span><text:span text:style-name="T2">{</text:span><text:span text:style-name="T15">Corrigido anotação \textit{UPOS}</text:span><text:span text:style-name="T2">.}</text:span></text:p>
      <text:p text:style-name="P3"><text:span text:style-name="T2"/></text:p>
      <text:p text:style-name="P13"/>
      <text:p text:style-name="P12">\section{Pré-Processamento}</text:p>
      <text:p text:style-name="P6">\label{sec:pre}</text:p>
      <text:p text:style-name="P6"/>
      <text:p text:style-name="P14"><text:span text:style-name="T2"><text:tab/>Antes de seguir para a próxima etapa, foi necessário realizar um pré-processamento básico o token </text:span><text:span text:style-name="T16">\textit</text:span><text:span text:style-name="T2">{ea} para </text:span><text:span text:style-name="T16">\textit</text:span><text:span text:style-name="T2">{e} conjunção e </text:span><text:span text:style-name="T16">\textit</text:span><text:span text:style-name="T2">{a} </text:span><text:soft-page-break/><text:span text:style-name="T2">para artigo e o </text:span><text:span text:style-name="T16">\textit</text:span><text:span text:style-name="T2">{eo} para </text:span><text:span text:style-name="T16">\textit</text:span><text:span text:style-name="T2">{e} conjunção </text:span><text:span text:style-name="T16">\textit</text:span><text:span text:style-name="T2">{o} para artigo, dado a mudança a árvore sintática muda de modo que é necessário modificar os </text:span><text:span text:style-name="T16">\textit</text:span><text:span text:style-name="T2">{ids} e </text:span><text:span text:style-name="T16">\textit</text:span><text:span text:style-name="T2">{heads}.</text:span></text:p>
      <text:p text:style-name="P8"/>
      <text:p text:style-name="P12">\section{Treinamento}</text:p>
      <text:p text:style-name="P6">\label{sec:treinamento}</text:p>
      <text:p text:style-name="P12">\section{Validação}</text:p>
      <text:p text:style-name="P6">\label{sec:validacao}</text:p>
      <text:p text:style-name="P12">\section{Classificacão}</text:p>
      <text:p text:style-name="P12">\label{sec:classificacao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rial" svg:font-family="Arrial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1:37:36.258806254</meta:creation-date>
    <dc:date>2018-07-14T03:31:09.892987501</dc:date>
    <meta:editing-duration>PT1H21M58S</meta:editing-duration>
    <meta:editing-cycles>57</meta:editing-cycles>
    <meta:generator>LibreOffice/6.0.5.2$Linux_X86_64 LibreOffice_project/00m0$Build-2</meta:generator>
    <meta:document-statistic meta:table-count="0" meta:image-count="0" meta:object-count="0" meta:page-count="2" meta:paragraph-count="30" meta:word-count="366" meta:character-count="3341" meta:non-whitespace-character-count="2701"/>
  </office:meta>
</office:document-meta>
</file>